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720000007277C157BE.png"/>
  <manifest:file-entry manifest:media-type="image/svg+xml" manifest:full-path="Pictures/1000332C00000BCC00000BCCDED03EE3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333333" svg:stroke-opacity="90%" draw:fill-color="#006666" draw:opacity="100%" draw:opacity-name="Transparency_20_1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333333" svg:stroke-opacity="90%" draw:fill-color="#cc9966" draw:opacity="100%" draw:opacity-name="Transparency_20_1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333333" svg:stroke-opacity="90%" draw:fill-color="#66cc99" draw:opacity="100%" draw:opacity-name="Transparency_20_1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333333" svg:stroke-opacity="90%" draw:fill-color="#ff9900" draw:opacity="100%" draw:opacity-name="Transparency_20_1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333333" svg:stroke-opacity="90%" draw:fill-color="#333366" draw:opacity="100%" draw:opacity-name="Transparency_20_1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333333" svg:stroke-opacity="90%" draw:fill-color="#111111" draw:opacity="100%" draw:opacity-name="Transparency_20_1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333333" svg:stroke-opacity="90%" draw:fill-color="#006666" draw:opacity="50%" draw:opacity-name="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333333" svg:stroke-opacity="90%" draw:fill-color="#cc9966" draw:opacity="50%" draw:opacity-name="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333333" svg:stroke-opacity="90%" draw:fill-color="#66cc99" draw:opacity="50%" draw:opacity-name="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333333" svg:stroke-opacity="90%" draw:fill-color="#ff9900" draw:opacity="50%" draw:opacity-name="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333333" svg:stroke-opacity="90%" draw:fill-color="#333366" draw:opacity="50%" draw:opacity-name="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color="#333333" svg:stroke-opacity="90%" draw:fill-color="#111111" draw:opacity="50%" draw:opacity-name="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width="0.053cm" svg:stroke-color="#333333" draw:marker-start-width="0.279cm" draw:marker-end-width="0.279cm" svg:stroke-opacity="90%" draw:fill-color="#006666" draw:opacity="50%" draw:opacity-name="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333333" draw:marker-start-width="0.279cm" draw:marker-end-width="0.279cm" svg:stroke-opacity="90%" draw:fill-color="#cc9966" draw:opacity="50%" draw:opacity-name="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333333" draw:marker-start-width="0.279cm" draw:marker-end-width="0.279cm" svg:stroke-opacity="90%" draw:fill-color="#66cc99" draw:opacity="50%" draw:opacity-name="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333333" draw:marker-start-width="0.279cm" draw:marker-end-width="0.279cm" svg:stroke-opacity="90%" draw:fill-color="#ff9900" draw:opacity="50%" draw:opacity-name="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333333" draw:marker-start-width="0.279cm" draw:marker-end-width="0.279cm" svg:stroke-opacity="90%" draw:fill-color="#333366" draw:opacity="50%" draw:opacity-name="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333333" draw:marker-start-width="0.279cm" draw:marker-end-width="0.279cm" svg:stroke-opacity="90%" draw:fill-color="#111111" draw:opacity="50%" draw:opacity-name="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9" style:family="graphic" style:parent-style-name="standard">
      <style:graphic-properties svg:stroke-color="#111111" draw:fill="solid" draw:fill-color="#000000" draw:opacity="85%" draw:opacity-name="" draw:textarea-vertical-align="middle"/>
    </style:style>
    <style:style style:name="gr20" style:family="graphic" style:parent-style-name="standard">
      <style:graphic-properties svg:stroke-width="0.141cm" svg:stroke-color="#333333" draw:marker-start-width="0.41cm" draw:marker-end-width="0.41cm" draw:fill-color="#999999" draw:opacity="50%" draw:textarea-horizontal-align="justify" draw:textarea-vertical-align="middle" draw:auto-grow-height="false" fo:min-height="0cm" fo:min-width="0cm" fo:padding-top="0.194cm" fo:padding-bottom="0.194cm" fo:padding-left="0.319cm" fo:padding-right="0.319cm"/>
    </style:style>
    <style:style style:name="gr21" style:family="graphic" style:parent-style-name="standard">
      <style:graphic-properties svg:stroke-width="0.141cm" svg:stroke-color="#333333" draw:marker-start="Small_20_Arrow" draw:marker-start-width="0.411cm" draw:marker-end-width="0.411cm" draw:fill-color="#ff0000" draw:opacity="100%" draw:opacity-name="Transparency_20_2" draw:textarea-horizontal-align="justify" draw:textarea-vertical-align="middle" draw:auto-grow-height="false" fo:min-height="0cm" fo:min-width="0cm" fo:padding-top="0.195cm" fo:padding-bottom="0.195cm" fo:padding-left="0.32cm" fo:padding-right="0.32cm"/>
    </style:style>
    <style:style style:name="gr22" style:family="graphic" style:parent-style-name="standard">
      <style:graphic-properties svg:stroke-width="0.159cm" svg:stroke-color="#333333" draw:marker-start-width="0.437cm" draw:marker-end-width="0.437cm" draw:fill-color="#999999" draw:opacity="50%" draw:textarea-horizontal-align="justify" draw:textarea-vertical-align="middle" draw:auto-grow-height="false" fo:min-height="0cm" fo:min-width="0cm" fo:padding-top="0.203cm" fo:padding-bottom="0.203cm" fo:padding-left="0.328cm" fo:padding-right="0.328cm"/>
    </style:style>
    <style:style style:name="gr23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custom-shape draw:style-name="gr1" draw:text-style-name="P1" draw:layer="layout" svg:width="1.524cm" svg:height="1.397cm" svg:x="3.286cm" svg:y="2.90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1.524cm" svg:height="1.397cm" svg:x="3.286cm" svg:y="5.19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layer="layout" svg:width="1.524cm" svg:height="1.397cm" svg:x="3.286cm" svg:y="7.3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draw:layer="layout" svg:width="1.524cm" svg:height="1.397cm" svg:x="3.286cm" svg:y="9.38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" draw:layer="layout" svg:width="1.524cm" svg:height="1.397cm" svg:x="3.286cm" svg:y="11.54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1" draw:layer="layout" svg:width="1.524cm" svg:height="1.397cm" svg:x="3.286cm" svg:y="13.7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" draw:layer="layout" svg:width="1.524cm" svg:height="1.397cm" svg:x="5.953cm" svg:y="2.90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" draw:layer="layout" svg:width="1.524cm" svg:height="1.397cm" svg:x="5.953cm" svg:y="5.06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" draw:layer="layout" svg:width="1.524cm" svg:height="1.397cm" svg:x="5.953cm" svg:y="7.3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1" draw:layer="layout" svg:width="1.524cm" svg:height="1.397cm" svg:x="5.953cm" svg:y="9.38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" draw:layer="layout" svg:width="1.524cm" svg:height="1.397cm" svg:x="5.953cm" svg:y="11.54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1" draw:layer="layout" svg:width="1.524cm" svg:height="1.397cm" svg:x="5.953cm" svg:y="13.57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" draw:layer="layout" svg:width="1.524cm" svg:height="1.397cm" svg:x="8.366cm" svg:y="2.90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" draw:layer="layout" svg:width="1.524cm" svg:height="1.397cm" svg:x="8.493cm" svg:y="5.06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" draw:layer="layout" svg:width="1.524cm" svg:height="1.397cm" svg:x="8.493cm" svg:y="7.3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1" draw:layer="layout" svg:width="1.524cm" svg:height="1.397cm" svg:x="8.366cm" svg:y="9.50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1" draw:layer="layout" svg:width="1.524cm" svg:height="1.397cm" svg:x="8.366cm" svg:y="11.54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1" draw:layer="layout" svg:width="1.524cm" svg:height="1.397cm" svg:x="8.366cm" svg:y="13.57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rect draw:style-name="gr19" draw:text-style-name="P1" draw:layer="layout" svg:width="1.016cm" svg:height="0.254cm" svg:x="11.795cm" svg:y="4.302cm">
          <text:p/>
        </draw:rect>
        <draw:custom-shape draw:style-name="gr20" draw:text-style-name="P1" draw:layer="layout" svg:width="1.905cm" svg:height="1.905cm" svg:x="2.905cm" svg:y="16.3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219cm" svg:height="1.143cm" draw:transform="rotate (1.5707963267946) translate (3.194cm 17.967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22" draw:text-style-name="P1" draw:layer="layout" svg:width="1.905cm" svg:height="1.905cm" svg:x="6.08cm" svg:y="16.3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.219cm" svg:height="1.143cm" draw:transform="rotate (-1.57079632679579) translate (7.68cm 16.74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frame draw:style-name="gr23" draw:text-style-name="P1" draw:layer="layout" svg:width="3.019cm" svg:height="3.019cm" svg:x="10.672cm" svg:y="7.282cm">
          <draw:image xlink:href="Pictures/10000201000000720000007277C157BE.png" xlink:type="simple" xlink:show="embed" xlink:actuate="onLoad"/>
          <draw:image xlink:href="Pictures/1000332C00000BCC00000BCCDED03EE3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opacity draw:name="Transparency_20_1" draw:display-name="Transparency 1" draw:style="radial" draw:cx="50%" draw:cy="50%" draw:start="100%" draw:end="0%" draw:border="0%"/>
    <draw:opacity draw:name="Transparency_20_2" draw:display-name="Transparency 2" draw:style="axial" draw:start="100%" draw:end="0%" draw:angle="0" draw:border="0%"/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urdes Couto Torres</meta:initial-creator>
    <meta:creation-date>2017-03-09T14:27:10.43</meta:creation-date>
    <dc:date>2017-06-02T22:31:21.43</dc:date>
    <dc:creator>Lourdes Couto Torres</dc:creator>
    <meta:editing-duration>PT46M52S</meta:editing-duration>
    <meta:editing-cycles>4</meta:editing-cycles>
    <meta:generator>OpenOffice/4.1.3$Win32 OpenOffice.org_project/413m1$Build-9783</meta:generator>
    <meta:document-statistic meta:object-count="24"/>
  </office:meta>
</office:document-meta>
</file>